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09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4.7866in"/>
    </style:style>
    <style:style style:name="co4" style:family="table-column">
      <style:table-column-properties fo:break-before="auto" style:column-width="2.612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3333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Logi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lass</text:p>
          </table:table-cell>
          <table:table-cell office:value-type="string">
            <text:p>Action</text:p>
          </table:table-cell>
          <table:table-cell/>
          <table:table-cell office:value-type="string">
            <text:p>Comments</text:p>
          </table:table-cell>
          <table:table-cell table:number-columns-repeated="1020"/>
        </table:table-row>
        <table:table-row table:style-name="ro1">
          <table:table-cell office:value-type="string">
            <text:p>User</text:p>
          </table:table-cell>
          <table:table-cell office:value-type="string">
            <text:p>request logi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login(String user, String password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ount Management : Database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authentication(String user, String password)</text:p>
          </table:table-cell>
          <table:table-cell table:number-columns-repeated="1021"/>
        </table:table-row>
        <table:table-row table:style-name="ro1">
          <table:table-cell office:value-type="string">
            <text:p>if true:</text:p>
          </table:table-cell>
          <table:table-cell/>
          <table:table-cell office:value-type="string">
            <text:p>authenticate.setTrue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eturn userDetails(Student x)</text:p>
          </table:table-cell>
          <table:table-cell table:number-columns-repeated="1021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>
            <text:p>Check for module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User</text:p>
          </table:table-cell>
          <table:table-cell office:value-type="string">
            <text:p>request modu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etrieveModule(String moduleCode)</text:p>
          </table:table-cell>
          <table:table-cell table:number-columns-repeated="1021"/>
        </table:table-row>
        <table:table-row table:style-name="ro1">
          <table:table-cell office:value-type="string">
            <text:p>ModuleManagement: Database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checkIfModuleExist(String moduleCode)</text:p>
          </table:table-cell>
          <table:table-cell table:number-columns-repeated="1021"/>
        </table:table-row>
        <table:table-row table:style-name="ro1">
          <table:table-cell office:value-type="string">
            <text:p>if true: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return Module x;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" office:value-type="string">
            <text:p>Bid for module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User</text:p>
          </table:table-cell>
          <table:table-cell office:value-type="string">
            <text:p>make bi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bid(String moduleCode, int bidPoint, int accountBal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uleManagement: Database</text:p>
          </table:table-cell>
          <table:table-cell/>
          <table:table-cell office:value-type="string">
            <text:p>checkIfModuleExist(String moduleCod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heckForTimeClash(ArrayList studentModules, TimeSlot moduleSelected)</text:p>
          </table:table-cell>
          <table:table-cell table:number-columns-repeated="1021"/>
        </table:table-row>
        <table:table-row table:style-name="ro1">
          <table:table-cell office:value-type="string">
            <text:p>Account Management : Database</text:p>
          </table:table-cell>
          <table:table-cell/>
          <table:table-cell office:value-type="string">
            <text:p>checkIfUserHasEnoughCredit(int accountBalance, int bidPoint)</text:p>
          </table:table-cell>
          <table:table-cell table:number-columns-repeated="1021"/>
        </table:table-row>
        <table:table-row table:style-name="ro1">
          <table:table-cell office:value-type="string">
            <text:p>Bidding System</text:p>
          </table:table-cell>
          <table:table-cell/>
          <table:table-cell office:value-type="string">
            <text:p>checkIfUserCanMakeBid(int userBidPoint, String moduleCode)</text:p>
          </table:table-cell>
          <table:table-cell office:value-type="string">
            <text:p>//compare the bidpoint to the lowest b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f all true</text:p>
          </table:table-cell>
          <table:table-cell table:number-columns-repeated="1023"/>
        </table:table-row>
        <table:table-row table:style-name="ro1">
          <table:table-cell office:value-type="string">
            <text:p>Bidding System</text:p>
          </table:table-cell>
          <table:table-cell/>
          <table:table-cell office:value-type="string">
            <text:p>storeBid(String moduleCode, int bidPoint, String userID)</text:p>
          </table:table-cell>
          <table:table-cell table:number-columns-repeated="1021"/>
        </table:table-row>
        <table:table-row table:style-name="ro1">
          <table:table-cell office:value-type="string">
            <text:p>Account Management : Database</text:p>
          </table:table-cell>
          <table:table-cell/>
          <table:table-cell office:value-type="string">
            <text:p>deductAndUpdatePoints(String userID, int bidPoint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ddModule(ArrayList studentModules, Module moduleCode)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display current bidding </text:p>
          </table:table-cell>
          <table:table-cell table:number-columns-repeated="1023"/>
        </table:table-row>
        <table:table-row table:style-name="ro1">
          <table:table-cell office:value-type="string">
            <text:p>User</text:p>
          </table:table-cell>
          <table:table-cell office:value-type="string">
            <text:p>display</text:p>
          </table:table-cell>
          <table:table-cell office:value-type="string">
            <text:p>display(ArrayList moduleCod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idding System</text:p>
          </table:table-cell>
          <table:table-cell office:value-type="string">
            <text:p>return</text:p>
          </table:table-cell>
          <table:table-cell office:value-type="string">
            <text:p>details(ArrayList modul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 this format</text:p>
          </table:table-cell>
          <table:table-cell office:value-type="string">
            <text:p>Module Code, TimeSlot, Vacancy, Current lowest Bid, Current Highest Bid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10/18/2015</text:date>, <text:time>09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ica Ho</meta:initial-creator>
    <meta:creation-date>2015-10-17T23:00:05.42</meta:creation-date>
    <dc:date>2015-10-18T09:58:29.34</dc:date>
    <dc:creator>Jessica Ho</dc:creator>
    <meta:editing-duration>PT9M25S</meta:editing-duration>
    <meta:editing-cycles>1</meta:editing-cycles>
    <meta:document-statistic meta:table-count="3" meta:cell-count="47" meta:object-count="0"/>
    <meta:generator>OpenOffice/4.1.1$Win32 OpenOffice.org_project/411m6$Build-9775</meta:generator>
  </office:meta>
</office:document-meta>
</file>